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257b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ext-input text:description="&lt;setLang(user.lang or 'fr_FR')&gt;">&lt;setLang(user.lang or 'fr_FR')&gt;</text:text-input></text:p>
      <text:h text:style-name="P11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033190103536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9">Repérage de l’axe horizontal au rapporteur à bulle, en position assise</text:span><text:span text:style-name="T9"><text:text-input text:description="&lt;/if&gt;">&lt;/if&gt;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033190117504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1-12-11T08:47:46.506801587</dc:date>
    <meta:editing-duration>PT11H53M31S</meta:editing-duration>
    <meta:editing-cycles>185</meta:editing-cycles>
    <meta:document-statistic meta:table-count="2" meta:image-count="0" meta:object-count="0" meta:page-count="1" meta:paragraph-count="56" meta:word-count="372" meta:character-count="2267" meta:non-whitespace-character-count="2028"/>
  </office:meta>
</office:document-meta>
</file>